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47b41"/>
    </style:style>
    <style:style style:name="P2" style:family="paragraph" style:parent-style-name="Standard">
      <style:text-properties officeooo:paragraph-rsid="0018d93e"/>
    </style:style>
    <style:style style:name="P3" style:family="paragraph" style:parent-style-name="Standard">
      <style:text-properties officeooo:paragraph-rsid="001fb356"/>
    </style:style>
    <style:style style:name="P4" style:family="paragraph" style:parent-style-name="Standard">
      <style:text-properties fo:color="#000000" style:text-outline="false" style:font-name="Liberation Serif" fo:font-size="12pt" fo:letter-spacing="normal" officeooo:paragraph-rsid="0020ca4b" style:letter-kerning="false" style:font-size-asian="12pt"/>
    </style:style>
    <style:style style:name="P5" style:family="paragraph" style:parent-style-name="Text_20_body">
      <style:text-properties officeooo:paragraph-rsid="00147b41"/>
    </style:style>
    <style:style style:name="P6" style:family="paragraph" style:parent-style-name="Standard">
      <style:paragraph-properties fo:margin-left="0in" fo:margin-right="0in" fo:margin-top="0in" fo:margin-bottom="0.1965in" loext:contextual-spacing="false" fo:text-align="justify" style:justify-single-word="false" fo:text-indent="0in" style:auto-text-indent="false"/>
      <style:text-properties officeooo:rsid="0008744b" officeooo:paragraph-rsid="0020ca4b"/>
    </style:style>
    <style:style style:name="P7" style:family="paragraph" style:parent-style-name="Preformatted_20_Text">
      <style:text-properties officeooo:paragraph-rsid="00147b41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1c0c51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1fb356"/>
    </style:style>
    <style:style style:name="P10" style:family="paragraph" style:parent-style-name="Standard">
      <style:text-properties officeooo:paragraph-rsid="0021af68"/>
    </style:style>
    <style:style style:name="T1" style:family="text">
      <style:text-properties officeooo:rsid="00147b41"/>
    </style:style>
    <style:style style:name="T2" style:family="text">
      <style:text-properties officeooo:rsid="00178e42"/>
    </style:style>
    <style:style style:name="T3" style:family="text">
      <style:text-properties officeooo:rsid="001c0c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7b41" style:font-weight-asian="bold" style:font-weight-complex="bold"/>
    </style:style>
    <style:style style:name="T6" style:family="text">
      <style:text-properties fo:font-weight="bold" officeooo:rsid="001fb356" style:font-weight-asian="bold" style:font-weight-complex="bold"/>
    </style:style>
    <style:style style:name="T7" style:family="text">
      <style:text-properties fo:font-weight="bold" officeooo:rsid="0021af68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fb356" style:font-size-asian="12pt" style:font-weight-asian="bold" style:font-size-complex="12pt" style:font-weight-complex="bold"/>
    </style:style>
    <style:style style:name="T10" style:family="text">
      <style:text-properties fo:color="#000000" style:font-name="Menlo" fo:font-size="11pt" style:font-size-asian="11pt" style:font-size-complex="11pt"/>
    </style:style>
    <style:style style:name="T11" style:family="text">
      <style:text-properties fo:color="#000000" style:font-name="Menlo" fo:font-size="11pt" fo:font-weight="normal" officeooo:rsid="001fb356" style:font-size-asian="11pt" style:font-weight-asian="normal" style:font-size-complex="11pt" style:font-weight-complex="normal"/>
    </style:style>
    <style:style style:name="T12" style:family="text">
      <style:text-properties fo:color="#000000" style:text-outline="false" style:font-name="Liberation Serif" fo:font-size="12pt" fo:letter-spacing="normal" fo:font-weight="bold" officeooo:rsid="0008744b" style:letter-kerning="false" style:font-size-asian="12pt" style:font-weight-asian="bold" style:font-size-complex="12pt" style:font-weight-complex="bold"/>
    </style:style>
    <style:style style:name="T13" style:family="text">
      <style:text-properties fo:color="#008000" style:font-name="Menlo" fo:font-size="12pt" fo:font-weight="bold" officeooo:rsid="0021af68" style:font-weight-asian="bold" style:font-weight-complex="bold"/>
    </style:style>
    <style:style style:name="T14" style:family="text">
      <style:text-properties fo:color="#008000" style:font-name="Menlo" fo:font-size="11pt" fo:font-weight="bold" style:font-size-asian="11pt" style:font-size-complex="11pt"/>
    </style:style>
    <style:style style:name="T15" style:family="text">
      <style:text-properties fo:color="#008000" style:font-name="Menlo" fo:font-size="11pt" fo:font-weight="normal" officeooo:rsid="001fb356" style:font-size-asian="11pt" style:font-weight-asian="normal" style:font-size-complex="11pt" style:font-weight-complex="normal"/>
    </style:style>
    <style:style style:name="T16" style:family="text">
      <style:text-properties fo:color="#008000" fo:font-size="11pt" fo:font-weight="normal" officeooo:rsid="00147b41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Source_20_Text"><text:span text:style-name="T7">DEVELOPER_KEY </text:span></text:span><text:span text:style-name="Source_20_Text"><text:span text:style-name="T13">AIzaSyDgb3pf7dFnibikYAg9u-5fVUOC0TyTPXw</text:span></text:span></text:p>
      <text:p text:style-name="P10"><text:span text:style-name="Source_20_Text"><text:span text:style-name="T7">API_KEY </text:span></text:span><text:span text:style-name="Source_20_Text"><text:span text:style-name="T13">e257613f461ed40c956dc1464fb16313</text:span></text:span></text:p>
      <text:p text:style-name="P10"><text:span text:style-name="Source_20_Text"><text:span text:style-name="T7"/></text:span></text:p>
      <text:p text:style-name="P1"><text:span text:style-name="Source_20_Text"><text:span text:style-name="T5">Highest Rated Movies UK</text:span></text:span></text:p>
      <text:p text:style-name="P1"><text:span text:style-name="Source_20_Text"><text:span text:style-name="T1">https://api.themoviedb.org/3</text:span></text:span><text:span text:style-name="Source_20_Text">/discover/movie/?certification_country=U</text:span><text:span text:style-name="Source_20_Text"><text:span text:style-name="T2">K</text:span></text:span><text:span text:style-name="Source_20_Text">&amp;sort_by=vote_average.desc</text:span><text:span text:style-name="Source_20_Text"><text:span text:style-name="T1">&amp;api_key=e257613f461ed40c956dc1464fb16313</text:span></text:span></text:p>
      <text:p text:style-name="Standard"><text:span text:style-name="Source_20_Text"/></text:p>
      <text:p text:style-name="Standard"><text:span text:style-name="Source_20_Text"><text:span text:style-name="T4"/></text:span></text:p>
      <text:p text:style-name="P2"><text:span text:style-name="Source_20_Text"><text:span text:style-name="T5">Highest Rated Movies</text:span></text:span></text:p>
      <text:p text:style-name="P2"><text:span text:style-name="Source_20_Text"><text:span text:style-name="T1">https://api.themoviedb.org/3</text:span></text:span><text:span text:style-name="Source_20_Text">/discover/movie/?&amp;sort_by=vote_average.desc</text:span><text:span text:style-name="Source_20_Text"><text:span text:style-name="T1">&amp;api_key=e257613f461ed40c956dc1464fb16313</text:span></text:span></text:p>
      <text:p text:style-name="Standard"><text:span text:style-name="Source_20_Text"/></text:p>
      <text:p text:style-name="Standard"><text:span text:style-name="Source_20_Text"><text:span text:style-name="T4"/></text:span></text:p>
      <text:p text:style-name="P1"><text:span text:style-name="Source_20_Text"><text:span text:style-name="T5">Most Popular Movies</text:span></text:span></text:p>
      <text:p text:style-name="P1"><text:a xlink:type="simple" xlink:href="https://api.themoviedb.org/3/discover/movie?sort_by=popularity.desc&amp;api_key=e257613f461ed40c956dc1464fb16313" text:style-name="Internet_20_link" text:visited-style-name="Visited_20_Internet_20_Link"><text:span text:style-name="Source_20_Text"><text:span text:style-name="T1">https://api.themoviedb.org/3/discover/movie?sort_by=popularity.desc&amp;api_key=e257613f461ed40c956dc1464fb16313</text:span></text:span></text:a></text:p>
      <text:p text:style-name="P1"/>
      <text:p text:style-name="P5"><text:span text:style-name="Source_20_Text"><text:span text:style-name="T3">To </text:span></text:span><text:span text:style-name="Source_20_Text">build an image URL, you will need 3 pieces of data. The base_url, size and file_path. Simply combine them all and you will have a fully qualified URL. Here’s an example URL:</text:span></text:p>
      <text:p text:style-name="P8"><text:a xlink:type="simple" xlink:href="http://image.tmdb.org/t/p/w500/8uO0gUM8aNqYLs1OsTBQiXu0fEv.jpg&amp;api_key=e257613f461ed40c956dc1464fb16313" text:style-name="Internet_20_link" text:visited-style-name="Visited_20_Internet_20_Link"><text:span text:style-name="Source_20_Text">http://image.tmdb.org/t/p/w500/8uO0gUM8aNqYLs1OsTBQiXu0fEv.jpg</text:span></text:a><text:a xlink:type="simple" xlink:href="http://image.tmdb.org/t/p/w500/8uO0gUM8aNqYLs1OsTBQiXu0fEv.jpg&amp;api_key=e257613f461ed40c956dc1464fb16313" text:style-name="Internet_20_link" text:visited-style-name="Visited_20_Internet_20_Link"><text:span text:style-name="Source_20_Text"><text:span text:style-name="T1">&amp;api_key=e257613f461ed40c956dc1464fb16313</text:span></text:span></text:a></text:p>
      <text:p text:style-name="P4"/>
      <text:p text:style-name="P6"><text:span text:style-name="Source_20_Text"><text:span text:style-name="T12"><text:s/>has a long history of innovation in banking and financial analysis, developing and using leading-edge technologies to solve latest challenges in business. </text:span></text:span></text:p>
      <text:p text:style-name="P9"><text:span text:style-name="Source_20_Text"><text:span text:style-name="T9">Trailers related to the movie </text:span></text:span><text:span text:style-name="Source_20_Text"><text:span text:style-name="T15">http://api.themoviedb.org/3/movie/"</text:span></text:span><text:span text:style-name="Source_20_Text"><text:span text:style-name="T11">+movieId+ </text:span></text:span><text:span text:style-name="Source_20_Text"><text:span text:style-name="T15">"/videos?</text:span></text:span><text:span text:style-name="Source_20_Text"><text:span text:style-name="T16">&amp;api_key=e257613f461ed40c956dc1464fb16313</text:span></text:span></text:p>
      <text:p text:style-name="P9"><text:span text:style-name="Source_20_Text"><text:span text:style-name="T8"/></text:span></text:p>
      <text:p text:style-name="P9"><text:span text:style-name="Source_20_Text"><text:span text:style-name="T9">Reviews related to the movie </text:span></text:span><text:span text:style-name="Source_20_Text"><text:span text:style-name="T15">http://api.themoviedb.org/3/movie/"</text:span></text:span><text:span text:style-name="Source_20_Text"><text:span text:style-name="T11">+movieId+ </text:span></text:span><text:span text:style-name="Source_20_Text"><text:span text:style-name="T15">"/reviews?</text:span></text:span><text:span text:style-name="Source_20_Text"><text:span text:style-name="T16">&amp;api_key=e257613f461ed40c956dc1464fb16313</text:span></text:span></text:p>
      <text:p text:style-name="P3"><text:span text:style-name="Source_20_Text"><text:span text:style-name="T6">Poster Path</text:span></text:span></text:p>
      <text:p text:style-name="P7"><text:span text:style-name="Source_20_Text"><text:span text:style-name="T14">http://image.tmdb.org/t/p/w300/" </text:span></text:span><text:span text:style-name="Source_20_Text"><text:span text:style-name="T10">+ posterPath + </text:span></text:span><text:span text:style-name="Source_20_Text"><text:span text:style-name="T14">"&amp;api_key=e257613f461ed40c956dc1464fb16313"</text:span></text:span><text:span text:style-name="Source_20_Text"><text:span text:style-name="T10">)</text:span></text:span>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0:11:29.345489000</meta:creation-date>
    <dc:date>2016-03-29T17:24:15.577993000</dc:date>
    <meta:editing-duration>P1DT1H11M29S</meta:editing-duration>
    <meta:editing-cycles>8</meta:editing-cycles>
    <meta:generator>LibreOffice/5.1.1.3$MacOSX_X86_64 LibreOffice_project/89f508ef3ecebd2cfb8e1def0f0ba9a803b88a6d</meta:generator>
    <meta:document-statistic meta:table-count="0" meta:image-count="0" meta:object-count="0" meta:page-count="1" meta:paragraph-count="15" meta:word-count="94" meta:character-count="1299" meta:non-whitespace-character-count="1218"/>
  </office:meta>
</office:document-meta>
</file>